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ef5" officeooo:paragraph-rsid="001d1ef5"/>
    </style:style>
    <style:style style:name="P2" style:family="paragraph" style:parent-style-name="Standard">
      <style:text-properties officeooo:rsid="001d4ca8" officeooo:paragraph-rsid="001d4ca8"/>
    </style:style>
    <style:style style:name="T1" style:family="text">
      <style:text-properties officeooo:rsid="001e5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write back and decode unit, Change write to write enable </text:p>
      <text:p text:style-name="P1"/>
      <text:p text:style-name="P2">make AluOP in control read ALU_Operation <text:span text:style-name="T1">to match execu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to Kava</meta:initial-creator>
    <meta:creation-date>2018-04-04T17:24:40.355984704</meta:creation-date>
    <dc:date>2018-04-04T17:33:29.997547333</dc:date>
    <dc:creator>Donato Kava</dc:creator>
    <meta:editing-duration>PT1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1" meta:character-count="121" meta:non-whitespace-character-count="101"/>
  </office:meta>
</office:document-meta>
</file>